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8.219cm" fo:margin-left="-0.624cm" table:align="left" style:writing-mode="page"/>
    </style:style>
    <style:style style:name="Table1.A" style:family="table-column">
      <style:table-column-properties style:column-width="9.366cm"/>
    </style:style>
    <style:style style:name="Table1.B" style:family="table-column">
      <style:table-column-properties style:column-width="1.111cm"/>
    </style:style>
    <style:style style:name="Table1.I" style:family="table-column">
      <style:table-column-properties style:column-width="1.074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I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I2" style:family="table-cell">
      <style:table-cell-properties fo:padding="0.097cm" fo:border-left="0.05pt solid #000000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normal" officeooo:rsid="0002ffb8" officeooo:paragraph-rsid="0002ffb8" style:font-size-asian="12.25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normal" officeooo:rsid="00034e11" officeooo:paragraph-rsid="00034e11" style:font-size-asian="12.25pt" style:font-weight-asian="normal" style:font-size-complex="14pt" style:font-weight-complex="normal"/>
    </style:style>
    <style:style style:name="P4" style:family="paragraph" style:parent-style-name="Standard" style:master-page-name="">
      <style:paragraph-properties fo:text-align="justify" style:justify-single-word="false" fo:hyphenation-ladder-count="no-limit" style:page-number="auto" style:writing-mode="pag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style:writing-mode="page"/>
      <style:text-properties officeooo:paragraph-rsid="000168c5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34e11" officeooo:paragraph-rsid="00034e11" style:font-size-asian="12.25pt" style:font-weight-asian="bold" style:font-size-complex="14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34e11" officeooo:paragraph-rsid="00034e11" style:font-size-asian="10.5pt" style:font-weight-asian="normal" style:font-size-complex="12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1c2ff" officeooo:paragraph-rsid="0001c2ff" style:font-size-asian="10.5pt" style:font-weight-asian="normal" style:font-size-complex="12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writing-mode="page"/>
      <style:text-properties officeooo:rsid="0006fe42" officeooo:paragraph-rsid="0006fe42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 fo:break-before="page" style:writing-mode="page"/>
      <style:text-properties fo:font-size="14pt" fo:font-weight="bold" officeooo:rsid="0001c2ff" officeooo:paragraph-rsid="0001c2ff" style:font-size-asian="12.25pt" style:font-weight-asian="bold" style:font-size-complex="14pt" style:font-weight-complex="bold" fo:hyphenate="true" fo:hyphenation-remain-char-count="2" fo:hyphenation-push-char-count="2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style:writing-mode="page"/>
      <style:text-properties officeooo:rsid="000743df" officeooo:paragraph-rsid="000743df" fo:hyphenate="true" fo:hyphenation-remain-char-count="2" fo:hyphenation-push-char-count="2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T1" style:family="text">
      <style:text-properties officeooo:rsid="0001c2ff"/>
    </style:style>
    <style:style style:name="T2" style:family="text">
      <style:text-properties officeooo:rsid="0002ffb8"/>
    </style:style>
    <style:style style:name="T3" style:family="text">
      <style:text-properties officeooo:rsid="00034e1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168c5" style:font-size-asian="14pt" style:font-weight-asian="bold" style:font-size-complex="14pt" style:font-weight-complex="bold"/>
    </style:style>
    <style:style style:name="T6" style:family="text">
      <style:text-properties officeooo:rsid="000743d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43df" style:font-style-asian="normal" style:font-style-complex="normal"/>
    </style:style>
    <style:style style:name="T9" style:family="text">
      <style:text-properties fo:font-style="normal" officeooo:rsid="000922d0" style:font-style-asian="normal" style:font-style-complex="normal"/>
    </style:style>
    <style:style style:name="T10" style:family="text">
      <style:text-properties fo:font-style="normal" officeooo:rsid="00098f63" style:font-style-asian="normal" style:font-style-complex="normal"/>
    </style:style>
    <style:style style:name="T11" style:family="text">
      <style:text-properties fo:font-style="normal" officeooo:rsid="000d15cf" style:font-style-asian="normal" style:font-style-complex="normal"/>
    </style:style>
    <style:style style:name="T12" style:family="text">
      <style:text-properties fo:font-style="normal" officeooo:rsid="000d7b3f" style:font-style-asian="normal" style:font-style-complex="normal"/>
    </style:style>
    <style:style style:name="T13" style:family="text">
      <style:text-properties officeooo:rsid="000922d0"/>
    </style:style>
    <style:style style:name="T14" style:family="text">
      <style:text-properties officeooo:rsid="00098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Contextualização e motivaç</text:span><text:span text:style-name="T5">ã</text:span><text:span text:style-name="T4">o:</text:span></text:p>
      <text:p text:style-name="P5"/>
      <text:p text:style-name="P5">Inteligência Artificial (IA) é um campo da ciência e da engenharia recente, especialmente se comparado com alguns dos mais tradicionais, como física e matemática. Por ser um campo que abrange diversas subáreas, IA possui diversas definições, das quais vale mencionar as que se relacionam com processo de pensamento, raciocínio, e comportamento.</text:p>
      <text:p text:style-name="P5"/>
      <text:p text:style-name="P5">Desde que comecei a estudar inteligência artificial na graduação, sua aplicação a jogos eletrônicos é um tópico que capturou meu interesse. Porém, enquanto é muito comum utilizarem um conjunto de regras pré-determinados para controlar os NPCs (non-playable characters) em jogos eletrônicos, meu interesse é em uma IA que seja capaz de aprender a jogar sozinha no lugar de um ser humano, capaz de perceber o ambiente, raciocinar e agir, similar ao que uma pessoa faria.</text:p>
      <text:p text:style-name="P5"/>
      <text:p text:style-name="P7">Proposta:</text:p>
      <text:p text:style-name="P5"/>
      <text:p text:style-name="P6">A proposta do trabalho é desenvolver uma inteligência artificial capaz de aprender, <text:span text:style-name="T1">por meio de </text:span><text:s/>aprendizado por reforço – <text:span text:style-name="T2">Q-learning e approximate Q-learning em particular</text:span>, a jogar o jogo Asteroids. <text:span text:style-name="T1">Serão utilizadas a linguagem Python3 e a ferramenta </text:span><text:a xlink:type="simple" xlink:href="https://gym.openai.com/" text:style-name="Internet_20_link" text:visited-style-name="Visited_20_Internet_20_Link"><text:span text:style-name="T1">Gym</text:span></text:a><text:span text:style-name="T1"> da empresa de pesquisas </text:span><text:a xlink:type="simple" xlink:href="https://openai.com/" text:style-name="Internet_20_link" text:visited-style-name="Visited_20_Internet_20_Link"><text:span text:style-name="T1">OpenAI</text:span></text:a><text:span text:style-name="T1">.</text:span></text:p>
      <text:p text:style-name="P6"/>
      <text:p text:style-name="P11">Asteroids é um jogo <text:span text:style-name="T6">de Atari lançado em 1979 no qual o jogador controla uma nave espacial no meio de um campo de asteróides. A nave é destruída quando entra em contato com um asteróide ou uma de suas partes que aparece quando é destruído. O objetivo do jogo é destruir o maior número possível de asteróides antes de perder todas as vidas.</text:span></text:p>
      <text:p text:style-name="P6"/>
      <text:p text:style-name="P11">Aprendizado por reforço consiste em um agente que aprende por meio de uma série de recompensas e punições (reforços). Q-learning é uma técnica de aprendizado por reforço na qual o agente utiliza uma tabela com os valores de cada ação possível em cada estado para tomar suas decisões. Essa tabela tem seus valores alterados conforme o agente explora o ambiente de forma que, após suficientes explorações, aprende quais as melhores ações em <text:span text:style-name="T14">cada</text:span> estado. O approximate Q-learning, <text:span text:style-name="T13">por sua vez,</text:span> é uma variação do Q-learning <text:span text:style-name="T9">no qual encontra-se uma aproximação do valor das ações, ao invés de seu valor exato, por meio de uma </text:span><text:span text:style-name="T10">função que </text:span><text:span text:style-name="T9">avalia as características do estado. </text:span><text:span text:style-name="T10">Apesar de ser muito útil quando se tem um espaço de estados muito grande, sua mais importante característica é a capacidade de generalizar</text:span><text:span text:style-name="T9">.</text:span></text:p>
      <text:p text:style-name="P11"/>
      <text:p text:style-name="P13"><text:span text:style-name="T8">O </text:span><text:span text:style-name="T7">approximate Q-learning será interessante para desenvolver a IA, pois o ambiente será a tela do jogo, uma matriz de 210x160 pixels, sendo que cada pixel é um vetor de tamanho 3 para definir sua cor baseado no sistema RGB. Um ambiente de</text:span><text:span text:style-name="T11">sse tamanho</text:span><text:span text:style-name="T7"> é inviável para se aprender todas as decisões possíveis em todos os estados, já que um pixel que mude já é considerado um estado novo.</text:span></text:p>
      <text:p text:style-name="P12">Cronograma:</text:p>
      <text:p text:style-name="P10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14">Atividades</text:p>
          </table:table-cell>
          <table:table-cell table:style-name="Table1.A1" office:value-type="string">
            <text:p text:style-name="P1">Abr</text:p>
          </table:table-cell>
          <table:table-cell table:style-name="Table1.A1" office:value-type="string">
            <text:p text:style-name="P1">Mai</text:p>
          </table:table-cell>
          <table:table-cell table:style-name="Table1.A1" office:value-type="string">
            <text:p text:style-name="P1">Jun</text:p>
          </table:table-cell>
          <table:table-cell table:style-name="Table1.A1" office:value-type="string">
            <text:p text:style-name="P1">Jul</text:p>
          </table:table-cell>
          <table:table-cell table:style-name="Table1.A1" office:value-type="string">
            <text:p text:style-name="P1">Ago</text:p>
          </table:table-cell>
          <table:table-cell table:style-name="Table1.A1" office:value-type="string">
            <text:p text:style-name="P1">Set</text:p>
          </table:table-cell>
          <table:table-cell table:style-name="Table1.A1" office:value-type="string">
            <text:p text:style-name="P1">Out</text:p>
          </table:table-cell>
          <table:table-cell table:style-name="Table1.I1" office:value-type="string">
            <text:p text:style-name="P1">Nov</text:p>
          </table:table-cell>
        </table:table-row>
        <table:table-row>
          <table:table-cell table:style-name="Table1.A2" office:value-type="string">
            <text:p text:style-name="P2">Estudo de Q-learning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studo da ferramenta Gym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studo de Approximate Q-learning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mplementaç<text:span text:style-name="T3">ões</text:span> básic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Estudo de implementações mais complex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Implementações mais complex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Treinamen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9" office:value-type="string">
            <text:p text:style-name="P3">Monografia</text:p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3">X</text:p>
          </table:table-cell>
          <table:table-cell table:style-name="Table1.A9" office:value-type="string">
            <text:p text:style-name="P3">X</text:p>
          </table:table-cell>
          <table:table-cell table:style-name="Table1.A9" office:value-type="string">
            <text:p text:style-name="P3">X</text:p>
          </table:table-cell>
          <table:table-cell table:style-name="Table1.I9" office:value-type="string">
            <text:p text:style-name="P3">X</text:p>
          </table:table-cell>
        </table:table-row>
      </table:table>
      <text:p text:style-name="P10"/>
      <text:p text:style-name="P8">Bibliografia inicial:</text:p>
      <text:p text:style-name="P9"/>
      <text:p text:style-name="P9">RUSSEL, Stuart Jonathan and NORVIG, Peter – Artificial Intelligence: a mordern 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8:34:59.864556811</meta:creation-date>
    <dc:date>2018-04-23T14:54:00.319972009</dc:date>
    <meta:editing-duration>PT31M13S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2" meta:paragraph-count="44" meta:word-count="501" meta:character-count="3023" meta:non-whitespace-character-count="2563"/>
  </office:meta>
</office:document-meta>
</file>